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04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744cm" svg:height="0.962cm" svg:x="7.35cm" svg:y="1.308cm">
          <draw:text-box>
            <text:p>SonATA System Overview: Monitor and Control</text:p>
          </draw:text-box>
        </draw:frame>
        <draw:custom-shape draw:style-name="gr2" draw:text-style-name="P2" draw:layer="layout" svg:width="3.81cm" svg:height="1.27cm" svg:x="2.905cm" svg:y="3.54cm">
          <text:p text:style-name="P1"><text:span text:style-name="T1">Use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1.27cm" svg:x="2.905cm" svg:y="5.445cm">
          <text:p text:style-name="P1"><text:span text:style-name="T1">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4cm" svg:height="2.146cm" svg:x="12.431cm" svg:y="6.08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2.146cm" svg:x="11.16cm" svg:y="7.109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9.89cm" svg:y="8.62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4.97cm" svg:y="10.52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4.335cm" svg:y="11.79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3.7cm" svg:y="13.06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905cm" svg:x="21.955cm" svg:y="11.16cm">
          <text:p text:style-name="P1">D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905cm" svg:x="20.685cm" svg:y="12.43cm">
          <text:p text:style-name="P1">D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1.905cm" svg:x="20.144cm" svg:y="13.7cm">
          <text:p text:style-name="P1"><text:span text:style-name="T2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445cm" svg:height="1.27cm" svg:x="21.225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74cm" svg:height="1.905cm" svg:x="21.32cm" svg:y="6.08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75cm" svg:height="1.905cm" svg:x="20.685cm" svg:y="7.35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11.795cm" svg:y="4.175cm">
          <text:p text:style-name="P1"><text:span text:style-name="T1">Tscope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2.905cm" svg:y="7.985cm"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1.32cm" svg:y="16.87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27cm" svg:x="13.7cm" svg:y="17.51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1.904cm" svg:x="2.883cm" svg:y="11.014cm"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57cm" svg:height="1.905cm" svg:x="8.62cm" svg:y="11.16cm">
          <text:p text:style-name="P1"><text:span text:style-name="T1">Activity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803cm" svg:x="8.034cm" svg:y="12.068cm">
          <text:p text:style-name="P1"><text:span text:style-name="T1"><text:s/></text:span><text:span text:style-name="T1">Activity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905cm" svg:x="7.35cm" svg:y="13.065cm">
          <text:p text:style-name="P1"><text:span text:style-name="T1">ActivityUni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7.35cm" svg:y="17.51cm">
          <text:p text:style-name="P1"><text:span text:style-name="T1">Disk 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7.145cm" svg:height="12.7cm" svg:x="1.63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2.27cm" svg:y="17.51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2.605cm" svg:height="3.692cm" svg:x="13.065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0.685cm" svg:y="17.51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0.05cm" svg:y="18.14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3.076cm" svg:height="0.962cm" svg:x="7.449cm" svg:y="3.213cm">
          <draw:text-box>
            <text:p>SEEKER</text:p>
          </draw:text-box>
        </draw:frame>
        <draw:frame draw:style-name="gr1" draw:layer="layout" svg:width="3.779cm" svg:height="0.962cm" svg:x="15.001cm" svg:y="16.548cm">
          <draw:text-box>
            <text:p>ARCHIVER</text:p>
          </draw:text-box>
        </draw:frame>
        <draw:custom-shape draw:style-name="gr2" draw:text-style-name="P1" draw:layer="layout" svg:width="6.35cm" svg:height="1.27cm" svg:x="20.05cm" svg:y="4.175cm">
          <text:p text:style-name="P1">Telescope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54cm" svg:height="0.962cm" svg:x="2.905cm" svg:y="1.308cm">
          <draw:text-box>
            <text:p>USER</text:p>
          </draw:text-box>
        </draw:frame>
        <draw:line draw:style-name="gr8" draw:text-style-name="P1" draw:layer="layout" svg:x1="4.175cm" svg:y1="2.27cm" svg:x2="4.175cm" svg:y2="3.54cm">
          <text:p/>
        </draw:line>
        <draw:line draw:style-name="gr8" draw:text-style-name="P1" draw:layer="layout" svg:x1="6.08cm" svg:y1="4.81cm" svg:x2="6.08cm" svg:y2="7.985cm">
          <text:p/>
        </draw:line>
        <draw:line draw:style-name="gr8" draw:text-style-name="P1" draw:layer="layout" svg:x1="3.54cm" svg:y1="6.715cm" svg:x2="3.54cm" svg:y2="7.985cm">
          <text:p/>
        </draw:line>
        <draw:line draw:style-name="gr8" draw:text-style-name="P1" draw:layer="layout" svg:x1="3.54cm" svg:y1="9.89cm" svg:x2="3.54cm" svg:y2="11.16cm">
          <text:p/>
        </draw:line>
        <draw:line draw:style-name="gr8" draw:text-style-name="P1" draw:layer="layout" svg:x1="6.715cm" svg:y1="11.795cm" svg:x2="8.62cm" svg:y2="11.795cm">
          <text:p/>
        </draw:line>
        <draw:line draw:style-name="gr8" draw:text-style-name="P1" draw:layer="layout" svg:x1="6.715cm" svg:y1="12.43cm" svg:x2="7.985cm" svg:y2="12.43cm">
          <text:p/>
        </draw:line>
        <draw:line draw:style-name="gr9" draw:text-style-name="P1" draw:layer="layout" svg:x1="4.175cm" svg:y1="14.335cm" svg:x2="7.35cm" svg:y2="14.335cm">
          <text:p/>
        </draw:line>
        <draw:line draw:style-name="gr9" draw:text-style-name="P1" draw:layer="layout" svg:x1="4.175cm" svg:y1="14.335cm" svg:x2="4.175cm" svg:y2="13.065cm">
          <text:p/>
        </draw:line>
        <draw:line draw:style-name="gr8" draw:text-style-name="P1" draw:layer="layout" svg:x1="12.43cm" svg:y1="11.16cm" svg:x2="14.97cm" svg:y2="11.16cm">
          <text:p/>
        </draw:line>
        <draw:line draw:style-name="gr8" draw:text-style-name="P1" draw:layer="layout" svg:x1="11.795cm" svg:y1="12.43cm" svg:x2="14.335cm" svg:y2="12.43cm">
          <text:p/>
        </draw:line>
        <draw:line draw:style-name="gr8" draw:text-style-name="P1" draw:layer="layout" svg:x1="11.16cm" svg:y1="14.335cm" svg:x2="13.7cm" svg:y2="14.335cm">
          <text:p/>
        </draw:line>
        <draw:line draw:style-name="gr8" draw:text-style-name="P1" draw:layer="layout" svg:x1="17.51cm" svg:y1="11.795cm" svg:x2="21.955cm" svg:y2="11.795cm">
          <text:p/>
        </draw:line>
        <draw:line draw:style-name="gr8" draw:text-style-name="P1" draw:layer="layout" svg:x1="16.875cm" svg:y1="13.065cm" svg:x2="20.685cm" svg:y2="13.065cm">
          <text:p/>
        </draw:line>
        <draw:line draw:style-name="gr8" draw:text-style-name="P1" draw:layer="layout" svg:x1="16.24cm" svg:y1="14.335cm" svg:x2="20.05cm" svg:y2="14.335cm">
          <text:p/>
        </draw:line>
        <draw:line draw:style-name="gr8" draw:text-style-name="P1" draw:layer="layout" svg:x1="16.875cm" svg:y1="6.715cm" svg:x2="21.32cm" svg:y2="6.715cm">
          <text:p/>
        </draw:line>
        <draw:line draw:style-name="gr8" draw:text-style-name="P1" draw:layer="layout" svg:x1="15.605cm" svg:y1="7.985cm" svg:x2="20.685cm" svg:y2="7.985cm">
          <text:p/>
        </draw:line>
        <draw:line draw:style-name="gr8" draw:text-style-name="P1" draw:layer="layout" svg:x1="14.335cm" svg:y1="9.255cm" svg:x2="20.05cm" svg:y2="9.255cm">
          <text:p/>
        </draw:line>
        <draw:custom-shape draw:style-name="gr2" draw:text-style-name="P3" draw:layer="layout" svg:width="5.08cm" svg:height="1.905cm" svg:x="20.05cm" svg:y="8.62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5.605cm" svg:y1="4.81cm" svg:x2="20.05cm" svg:y2="4.81cm">
          <text:p/>
        </draw:line>
        <draw:line draw:style-name="gr8" draw:text-style-name="P1" draw:layer="layout" svg:x1="23.225cm" svg:y1="2.905cm" svg:x2="23.225cm" svg:y2="4.175cm">
          <text:p/>
        </draw:line>
        <draw:line draw:style-name="gr9" draw:text-style-name="P1" draw:layer="layout" svg:x1="4.81cm" svg:y1="10.525cm" svg:x2="4.81cm" svg:y2="11.16cm">
          <text:p/>
        </draw:line>
        <draw:line draw:style-name="gr10" draw:text-style-name="P1" draw:layer="layout" svg:x1="4.81cm" svg:y1="10.525cm" svg:x2="8.62cm" svg:y2="10.525cm">
          <text:p/>
        </draw:line>
        <draw:line draw:style-name="gr10" draw:text-style-name="P1" draw:layer="layout" svg:x1="8.62cm" svg:y1="6.08cm" svg:x2="8.62cm" svg:y2="10.525cm">
          <text:p/>
        </draw:line>
        <draw:line draw:style-name="gr10" draw:text-style-name="P1" draw:layer="layout" svg:x1="10.525cm" svg:y1="6.08cm" svg:x2="8.62cm" svg:y2="6.08cm">
          <text:p/>
        </draw:line>
        <draw:line draw:style-name="gr10" draw:text-style-name="P1" draw:layer="layout" svg:x1="10.525cm" svg:y1="4.81cm" svg:x2="10.525cm" svg:y2="6.08cm">
          <text:p/>
        </draw:line>
        <draw:line draw:style-name="gr9" draw:text-style-name="P1" draw:layer="layout" svg:x1="10.525cm" svg:y1="4.81cm" svg:x2="11.795cm" svg:y2="4.81cm">
          <text:p/>
        </draw:line>
        <draw:line draw:style-name="gr9" draw:text-style-name="P1" draw:layer="layout" svg:x1="8.62cm" svg:y1="6.715cm" svg:x2="12.43cm" svg:y2="6.715cm">
          <text:p/>
        </draw:line>
        <draw:line draw:style-name="gr9" draw:text-style-name="P1" draw:layer="layout" svg:x1="8.62cm" svg:y1="7.985cm" svg:x2="11.16cm" svg:y2="7.985cm">
          <text:p/>
        </draw:line>
        <draw:line draw:style-name="gr9" draw:text-style-name="P1" draw:layer="layout" svg:x1="8.62cm" svg:y1="9.255cm" svg:x2="9.89cm" svg:y2="9.255cm">
          <text:p/>
        </draw:line>
        <draw:line draw:style-name="gr9" draw:text-style-name="P1" draw:layer="layout" svg:x1="4.175cm" svg:y1="16.24cm" svg:x2="4.175cm" svg:y2="17.51cm">
          <text:p/>
        </draw:line>
        <draw:line draw:style-name="gr10" draw:text-style-name="P1" draw:layer="layout" svg:x1="2.27cm" svg:y1="16.24cm" svg:x2="12.43cm" svg:y2="16.24cm">
          <text:p/>
        </draw:line>
        <draw:line draw:style-name="gr9" draw:text-style-name="P1" draw:layer="layout" svg:x1="10.525cm" svg:y1="16.24cm" svg:x2="10.525cm" svg:y2="14.97cm">
          <text:p/>
        </draw:line>
        <draw:line draw:style-name="gr9" draw:text-style-name="P1" draw:layer="layout" svg:x1="12.43cm" svg:y1="16.24cm" svg:x2="12.43cm" svg:y2="13.065cm">
          <text:p/>
        </draw:line>
        <draw:line draw:style-name="gr9" draw:text-style-name="P1" draw:layer="layout" svg:x1="11.795cm" svg:y1="16.24cm" svg:x2="11.795cm" svg:y2="13.7cm">
          <text:p/>
        </draw:line>
        <draw:line draw:style-name="gr9" draw:text-style-name="P1" draw:layer="layout" svg:x1="3.54cm" svg:y1="16.24cm" svg:x2="3.54cm" svg:y2="13.065cm">
          <text:p/>
        </draw:line>
        <draw:line draw:style-name="gr9" draw:text-style-name="P1" draw:layer="layout" svg:x1="2.27cm" svg:y1="9.255cm" svg:x2="2.905cm" svg:y2="9.255cm">
          <text:p/>
        </draw:line>
        <draw:line draw:style-name="gr10" draw:text-style-name="P1" draw:layer="layout" svg:x1="2.27cm" svg:y1="9.255cm" svg:x2="2.27cm" svg:y2="16.24cm">
          <text:p/>
        </draw:line>
        <draw:line draw:style-name="gr9" draw:text-style-name="P1" draw:layer="layout" svg:x1="13.7cm" svg:y1="18.145cm" svg:x2="9.89cm" svg:y2="18.145cm">
          <text:p/>
        </draw:line>
        <draw:line draw:style-name="gr9" draw:text-style-name="P1" draw:layer="layout" svg:x1="26.4cm" svg:y1="17.51cm" svg:x2="24.495cm" svg:y2="17.51cm">
          <text:p/>
        </draw:line>
        <draw:line draw:style-name="gr9" draw:text-style-name="P1" draw:layer="layout" svg:x1="26.4cm" svg:y1="18.145cm" svg:x2="23.86cm" svg:y2="18.145cm">
          <text:p/>
        </draw:line>
        <draw:line draw:style-name="gr9" draw:text-style-name="P1" draw:layer="layout" svg:x1="26.4cm" svg:y1="18.78cm" svg:x2="23.225cm" svg:y2="18.78cm">
          <text:p/>
        </draw:line>
        <draw:line draw:style-name="gr10" draw:text-style-name="P1" draw:layer="layout" svg:x1="26.4cm" svg:y1="11.795cm" svg:x2="26.4cm" svg:y2="18.78cm">
          <text:p/>
        </draw:line>
        <draw:line draw:style-name="gr9" draw:text-style-name="P1" draw:layer="layout" svg:x1="26.4cm" svg:y1="11.795cm" svg:x2="24.495cm" svg:y2="11.795cm">
          <text:p/>
        </draw:line>
        <draw:line draw:style-name="gr9" draw:text-style-name="P1" draw:layer="layout" svg:x1="26.4cm" svg:y1="13.7cm" svg:x2="23.225cm" svg:y2="13.7cm">
          <text:p/>
        </draw:line>
        <draw:line draw:style-name="gr9" draw:text-style-name="P1" draw:layer="layout" svg:x1="26.4cm" svg:y1="14.97cm" svg:x2="22.59cm" svg:y2="14.97cm">
          <text:p/>
        </draw:line>
        <draw:line draw:style-name="gr9" draw:text-style-name="P1" draw:layer="layout" svg:x1="19.415cm" svg:y1="18.145cm" svg:x2="18.145cm" svg:y2="18.145cm">
          <text:p/>
        </draw:line>
        <draw:line draw:style-name="gr9" draw:text-style-name="P1" draw:layer="layout" svg:x1="19.415cm" svg:y1="16.875cm" svg:x2="21.32cm" svg:y2="16.875cm">
          <text:p/>
        </draw:line>
        <draw:line draw:style-name="gr9" draw:text-style-name="P1" draw:layer="layout" svg:x1="19.415cm" svg:y1="17.51cm" svg:x2="20.685cm" svg:y2="17.51cm">
          <text:p/>
        </draw:line>
        <draw:line draw:style-name="gr9" draw:text-style-name="P1" draw:layer="layout" svg:x1="19.415cm" svg:y1="18.78cm" svg:x2="20.05cm" svg:y2="18.78cm">
          <text:p/>
        </draw:line>
        <draw:line draw:style-name="gr10" draw:text-style-name="P1" draw:layer="layout" svg:x1="19.415cm" svg:y1="16.875cm" svg:x2="19.415cm" svg:y2="18.78cm">
          <text:p/>
        </draw:line>
        <draw:frame draw:style-name="gr1" draw:text-style-name="P4" draw:layer="layout" svg:width="3.004cm" svg:height="0.645cm" svg:x="1.635cm" svg:y="19.415cm">
          <draw:text-box>
            <text:p><text:span text:style-name="T3">JCJ 2009-05-18</text:span></text:p>
          </draw:text-box>
        </draw:frame>
        <draw:frame draw:style-name="gr1" draw:text-style-name="P5" draw:layer="layout" svg:width="5.582cm" svg:height="0.802cm" svg:x="21.32cm" svg:y="2.103cm">
          <draw:text-box>
            <text:p text:style-name="P5">Telescope/Beamformer</text:p>
          </draw:text-box>
        </draw:frame>
        <draw:line draw:style-name="gr9" draw:text-style-name="P1" draw:layer="layout" svg:x1="8.62cm" svg:y1="16.24cm" svg:x2="8.62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9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e Jordan</meta:initial-creator>
    <meta:creation-date>2009-05-18T09:18:09</meta:creation-date>
    <dc:date>2009-05-19T13:39:14</dc:date>
    <dc:creator>Jane Jordan</dc:creator>
    <meta:editing-duration>PT04H35M32S</meta:editing-duration>
    <meta:editing-cycles>10</meta:editing-cycles>
    <meta:generator>OpenOffice.org/3.0$Unix OpenOffice.org_project/300m21$Build-9319</meta:generator>
    <meta:printed-by>Jane Jordan</meta:printed-by>
    <meta:print-date>2009-05-18T14:40:33</meta:print-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